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Table1" style:family="table">
      <style:table-properties style:width="6.25in" fo:margin-left="-0.0813in" fo:margin-top="0in" fo:margin-bottom="0in" table:align="left"/>
    </style:style>
    <style:style style:name="Table1.A" style:family="table-column">
      <style:table-column-properties style:column-width="5.0097in"/>
    </style:style>
    <style:style style:name="Table1.B" style:family="table-column">
      <style:table-column-properties style:column-width="1.239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Table2" style:family="table">
      <style:table-properties style:width="6.2701in" fo:margin-top="0in" fo:margin-bottom="0in" table:align="center"/>
    </style:style>
    <style:style style:name="Table2.A" style:family="table-column">
      <style:table-column-properties style:column-width="1.2535in"/>
    </style:style>
    <style:style style:name="Table2.B" style:family="table-column">
      <style:table-column-properties style:column-width="1.254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1"/>
    </style:style>
    <style:style style:name="Table3" style:family="table">
      <style:table-properties style:width="6.2701in" fo:margin-top="0in" fo:margin-bottom="0in" table:align="center"/>
    </style:style>
    <style:style style:name="Table3.A" style:family="table-column">
      <style:table-column-properties style:column-width="2.0896in"/>
    </style:style>
    <style:style style:name="Table3.B" style:family="table-column">
      <style:table-column-properties style:column-width="2.090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1"/>
    </style:style>
    <style:style style:name="Table4" style:family="table">
      <style:table-properties style:width="6.2701in" fo:margin-top="0in" fo:margin-bottom="0in" table:align="center"/>
    </style:style>
    <style:style style:name="Table4.A" style:family="table-column">
      <style:table-column-properties style:column-width="1.2535in"/>
    </style:style>
    <style:style style:name="Table4.B" style:family="table-column">
      <style:table-column-properties style:column-width="1.254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1"/>
    </style:style>
    <style:style style:name="Table5" style:family="table">
      <style:table-properties style:width="6.2701in" fo:margin-top="0in" fo:margin-bottom="0in" table:align="center"/>
    </style:style>
    <style:style style:name="Table5.A" style:family="table-column">
      <style:table-column-properties style:column-width="1.567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1"/>
    </style:style>
    <style:style style:name="Table6" style:family="table">
      <style:table-properties style:width="6.2701in" fo:margin-top="0in" fo:margin-bottom="0in" table:align="center"/>
    </style:style>
    <style:style style:name="Table6.A" style:family="table-column">
      <style:table-column-properties style:column-width="2.0896in"/>
    </style:style>
    <style:style style:name="Table6.B" style:family="table-column">
      <style:table-column-properties style:column-width="2.090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1"/>
    </style:style>
    <style:style style:name="Table7" style:family="table">
      <style:table-properties style:width="6.2701in" fo:margin-top="0in" fo:margin-bottom="0in" table:align="center"/>
    </style:style>
    <style:style style:name="Table7.A" style:family="table-column">
      <style:table-column-properties style:column-width="1.2535in"/>
    </style:style>
    <style:style style:name="Table7.B" style:family="table-column">
      <style:table-column-properties style:column-width="1.2542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padding="0in" fo:border="none"/>
      <style:text-properties fo:color="#222222" fo:background-color="#ffffff"/>
    </style:style>
    <style:style style:name="P3" style:family="paragraph" style:parent-style-name="Standard">
      <style:paragraph-properties fo:margin-top="0in" fo:margin-bottom="0in" loext:contextual-spacing="false" fo:padding="0in" fo:border="none"/>
      <style:text-properties style:font-name="Courier New" style:font-name-asian="Courier New1" style:font-name-complex="Courier New1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 fo:padding="0in" fo:border="none"/>
      <style:text-properties style:font-name="Courier New" style:font-name-asian="Courier New1" style:font-name-complex="Courier New1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padding="0in" fo:border="none"/>
    </style:style>
    <style:style style:name="P6" style:family="paragraph" style:parent-style-name="Standard" style:master-page-name="Standard">
      <style:paragraph-properties fo:margin-top="0in" fo:margin-bottom="0in" loext:contextual-spacing="false" style:page-number="1" fo:padding="0in" fo:border="non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10" style:family="paragraph" style:parent-style-name="Standard">
      <style:paragraph-properties fo:margin-left="0in" fo:margin-right="0in" fo:margin-top="0in" fo:margin-bottom="0in" loext:contextual-spacing="false" fo:text-indent="0.5in" style:auto-text-indent="false" fo:padding="0in" fo:border="none"/>
    </style:style>
    <style:style style:name="T1" style:family="text">
      <style:text-properties fo:font-weight="bold" style:font-weight-asian="bold"/>
    </style:style>
    <style:style style:name="T2" style:family="text">
      <style:text-properties fo:color="#222222" fo:background-color="#ffffff"/>
    </style:style>
    <style:style style:name="T3" style:family="text">
      <style:text-properties fo:color="#222222" fo:font-style="italic" fo:font-weight="bold" style:font-style-asian="italic" style:font-weight-asian="bold" fo:background-color="#ffffff"/>
    </style:style>
    <style:style style:name="T4" style:family="text">
      <style:text-properties fo:color="#222222" fo:font-weight="bold" style:font-weight-asian="bold" fo:background-color="#ffffff"/>
    </style:style>
    <style:style style:name="T5" style:family="text">
      <style:text-properties fo:color="#222222" style:text-underline-style="none" fo:background-color="#ffffff"/>
    </style:style>
    <style:style style:name="T6" style:family="text">
      <style:text-properties style:font-name="Courier New" style:text-underline-style="solid" style:text-underline-width="auto" style:text-underline-color="font-color" fo:font-weight="bold" style:font-name-asian="Courier New1" style:font-weight-asian="bold" style:font-name-complex="Courier New1"/>
    </style:style>
    <style:style style:name="T7" style:family="text">
      <style:text-properties style:font-name="Courier New" style:font-name-asian="Courier New1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7">ДИЈАГОНАЛЕ</text:p>
            <text:p text:style-name="P7"/>
            <text:p text:style-name="P7">Република Српска 2013.</text:p>
            <text:p text:style-name="P7">Регионално такмичење из информатике за средње школе</text:p>
            <text:p text:style-name="P7">(4. задатак) </text:p>
          </table:table-cell>
          <table:table-cell table:style-name="Table1.A1" office:value-type="string">
            <text:p text:style-name="P7">25 бодова</text:p>
          </table:table-cell>
        </table:table-row>
      </table:table>
      <text:p text:style-name="P1"><text:soft-page-break/></text:p>
      <text:p text:style-name="P1">На улазу се уноси матрица бројева <text:span text:style-name="T1">A</text:span>(<text:span text:style-name="T1">N</text:span>*<text:span text:style-name="T1">M</text:span>) (<text:span text:style-name="T1">N</text:span>, <text:span text:style-name="T1">M</text:span> <text:span text:style-name="T2">≤ 5), при чему исти број не може да се налази на више мјеста у матрици. Поред тога, уносе се и два броја </text:span><text:span text:style-name="T3">k</text:span><text:span text:style-name="T2"> и </text:span><text:span text:style-name="T3">l</text:span><text:span text:style-name="T2"> (</text:span><text:span text:style-name="T3">k</text:span><text:span text:style-name="T2">, </text:span><text:span text:style-name="T3">l</text:span><text:span text:style-name="T2"> </text:span><text:s/><text:span text:style-name="T2">≤ 5). Направити програм који рачуна збир елемената које се налазе на десној и лијевој дијагонали од елемента чији су индекси </text:span><text:span text:style-name="T3">k</text:span><text:span text:style-name="T2"> и </text:span><text:span text:style-name="T3">l</text:span><text:span text:style-name="T2">, искључујући тај елемент. (</text:span><text:span text:style-name="T3">k</text:span><text:span text:style-name="T2"> је број реда, </text:span><text:span text:style-name="T3">l</text:span><text:span text:style-name="T2"> је број колоне).</text:span></text:p>
      <text:p text:style-name="P2"/>
      <text:p text:style-name="P1"><text:span text:style-name="T2">Улаз:</text:span></text:p>
      <text:list xml:id="list3545785451671789607" text:style-name="WWNum2">
        <text:list-item>
          <text:p text:style-name="P8"><text:span text:style-name="T2">Бројеви </text:span><text:span text:style-name="T4">N</text:span><text:span text:style-name="T2"> и </text:span><text:span text:style-name="T4">M</text:span><text:span text:style-name="T2">, који дефинишу величину матрице</text:span></text:p>
        </text:list-item>
        <text:list-item>
          <text:p text:style-name="P8"><text:span text:style-name="T2">Затим се уносе вриједности у матрици</text:span></text:p>
        </text:list-item>
        <text:list-item>
          <text:p text:style-name="P8"><text:span text:style-name="T2">Вриједности </text:span><text:span text:style-name="T3">k</text:span><text:span text:style-name="T2"> и </text:span><text:span text:style-name="T3">l</text:span><text:span text:style-name="T2"> (индекси елемената за који се рачуна збир дијагонала).</text:span></text:p>
        </text:list-item>
      </text:list>
      <text:p text:style-name="P2"/>
      <text:p text:style-name="P1"><text:span text:style-name="T2">Излаз:</text:span></text:p>
      <text:list xml:id="list3513001038234799870" text:style-name="WWNum1">
        <text:list-item>
          <text:p text:style-name="P9"><text:span text:style-name="T2">Тражени збир дијагонала</text:span></text:p>
        </text:list-item>
      </text:list>
      <text:p text:style-name="P2"/>
      <text:p text:style-name="P1"><text:span text:style-name="T2">Задатак снимити под именом DIJAGONALE</text:span></text:p>
      <text:p text:style-name="P2"/>
      <text:p text:style-name="P1"><text:span text:style-name="T6">Примјер 1:</text:span></text:p>
      <text:p text:style-name="P1"><text:span text:style-name="T7">Улаз:</text:span></text:p>
      <text:p text:style-name="P1"><text:span text:style-name="T7"><text:tab/>&gt; N = 5<text:line-break/><text:tab/>&gt; М = 5 </text:span></text:p>
      <text:p text:style-name="P10"><text:span text:style-name="T7">&gt; 22</text:span></text:p>
      <text:p text:style-name="P10"><text:span text:style-name="T7">&gt; 13</text:span></text:p>
      <text:p text:style-name="P10"><text:span text:style-name="T7">&gt; 2 </text:span></text:p>
      <text:p text:style-name="P10"><text:span text:style-name="T7">&gt; 8<text:line-break/><text:tab/>&gt; 30</text:span></text:p>
      <text:p text:style-name="P10"><text:span text:style-name="T7">&gt; 14</text:span></text:p>
      <text:p text:style-name="P10"><text:soft-page-break/><text:span text:style-name="T7">&gt; 21</text:span></text:p>
      <text:p text:style-name="P10"><text:span text:style-name="T7">&gt; 18</text:span></text:p>
      <text:p text:style-name="P10"><text:span text:style-name="T7">&gt; 25<text:line-break/><text:tab/>&gt; 27</text:span></text:p>
      <text:p text:style-name="P10"><text:span text:style-name="T7">&gt; 7</text:span></text:p>
      <text:p text:style-name="P10"><text:span text:style-name="T7">&gt; 4</text:span></text:p>
      <text:p text:style-name="P10"><text:span text:style-name="T7">&gt; 10</text:span></text:p>
      <text:p text:style-name="P10"><text:span text:style-name="T7">&gt; 3</text:span></text:p>
      <text:p text:style-name="P10"><text:span text:style-name="T7">&gt; 15</text:span></text:p>
      <text:p text:style-name="P10"><text:span text:style-name="T7">&gt; 5</text:span></text:p>
      <text:p text:style-name="P10"><text:span text:style-name="T7">&gt; 17</text:span></text:p>
      <text:p text:style-name="P10"><text:span text:style-name="T7">&gt; 12</text:span></text:p>
      <text:p text:style-name="P10"><text:span text:style-name="T7">&gt; 11</text:span></text:p>
      <text:p text:style-name="P10"><text:span text:style-name="T7">&gt; 16</text:span></text:p>
      <text:p text:style-name="P10"><text:span text:style-name="T7">&gt; 23</text:span></text:p>
      <text:p text:style-name="P10"><text:span text:style-name="T7">&gt; 6</text:span></text:p>
      <text:p text:style-name="P10"><text:span text:style-name="T7">&gt; 1</text:span></text:p>
      <text:p text:style-name="P10"><text:span text:style-name="T7">&gt; 9</text:span></text:p>
      <text:p text:style-name="P10"><text:span text:style-name="T7">&gt; 24</text:span></text:p>
      <text:p text:style-name="P10"><text:span text:style-name="T7">&gt; k = 2<text:line-break/><text:tab/>&gt; l = 2<text:line-break/></text:span></text:p>
      <text:p text:style-name="P1"><text:span text:style-name="T7">Излаз:</text:span></text:p>
      <text:p text:style-name="P1"><text:span text:style-name="T7"><text:tab/>&gt; Zbir dijagonala je: 76</text:span></text:p>
      <text:p text:style-name="P3"><text:soft-page-break/></text:p>
      <text:p text:style-name="P1"><text:span text:style-name="T7">Напомене:</text:span></text:p>
      <text:p text:style-name="P1"><text:span text:style-name="T7">Матрица из претходног примјера је илустрована испод; елемент k = 2 l = 2 (21) је подвучен:</text:span></text:p>
      <text:p text:style-name="P3"/>
      <table:table table:name="Table2" table:style-name="Table2">
        <table:table-column table:style-name="Table2.A"/>
        <table:table-column table:style-name="Table2.B" table:number-columns-repeated="4"/>
        <text:soft-page-break/>
        <table:table-row table:style-name="Table2.1">
          <table:table-cell table:style-name="Table2.A1" office:value-type="string">
            <text:p text:style-name="P7"><text:span text:style-name="T7">22</text:span></text:p>
          </table:table-cell>
          <table:table-cell table:style-name="Table2.A1" office:value-type="string">
            <text:p text:style-name="P7"><text:span text:style-name="T7">13</text:span></text:p>
          </table:table-cell>
          <table:table-cell table:style-name="Table2.A1" office:value-type="string">
            <text:p text:style-name="P7"><text:span text:style-name="T7">2</text:span></text:p>
          </table:table-cell>
          <table:table-cell table:style-name="Table2.A1" office:value-type="string">
            <text:p text:style-name="P7"><text:span text:style-name="T7">8</text:span></text:p>
          </table:table-cell>
          <table:table-cell table:style-name="Table2.A1" office:value-type="string">
            <text:p text:style-name="P7"><text:span text:style-name="T7">30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7">14</text:span></text:p>
          </table:table-cell>
          <table:table-cell table:style-name="Table2.A1" office:value-type="string">
            <text:p text:style-name="P7"><text:span text:style-name="T6">21</text:span></text:p>
          </table:table-cell>
          <table:table-cell table:style-name="Table2.A1" office:value-type="string">
            <text:p text:style-name="P7"><text:span text:style-name="T7">18</text:span></text:p>
          </table:table-cell>
          <table:table-cell table:style-name="Table2.A1" office:value-type="string">
            <text:p text:style-name="P7"><text:span text:style-name="T7">25</text:span></text:p>
          </table:table-cell>
          <table:table-cell table:style-name="Table2.A1" office:value-type="string">
            <text:p text:style-name="P7"><text:span text:style-name="T7">27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7">7</text:span></text:p>
          </table:table-cell>
          <table:table-cell table:style-name="Table2.A1" office:value-type="string">
            <text:p text:style-name="P7"><text:span text:style-name="T7">4</text:span></text:p>
          </table:table-cell>
          <table:table-cell table:style-name="Table2.A1" office:value-type="string">
            <text:p text:style-name="P7"><text:span text:style-name="T7">10</text:span></text:p>
          </table:table-cell>
          <table:table-cell table:style-name="Table2.A1" office:value-type="string">
            <text:p text:style-name="P7"><text:span text:style-name="T7">3</text:span></text:p>
          </table:table-cell>
          <table:table-cell table:style-name="Table2.A1" office:value-type="string">
            <text:p text:style-name="P7"><text:span text:style-name="T7">15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7">5</text:span></text:p>
          </table:table-cell>
          <table:table-cell table:style-name="Table2.A1" office:value-type="string">
            <text:p text:style-name="P7"><text:span text:style-name="T7">17</text:span></text:p>
          </table:table-cell>
          <table:table-cell table:style-name="Table2.A1" office:value-type="string">
            <text:p text:style-name="P7"><text:span text:style-name="T7">12</text:span></text:p>
          </table:table-cell>
          <table:table-cell table:style-name="Table2.A1" office:value-type="string">
            <text:p text:style-name="P7"><text:span text:style-name="T7">11</text:span></text:p>
          </table:table-cell>
          <table:table-cell table:style-name="Table2.A1" office:value-type="string">
            <text:p text:style-name="P7"><text:span text:style-name="T7">16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7">23</text:span></text:p>
          </table:table-cell>
          <table:table-cell table:style-name="Table2.A1" office:value-type="string">
            <text:p text:style-name="P7"><text:span text:style-name="T7">6</text:span></text:p>
          </table:table-cell>
          <table:table-cell table:style-name="Table2.A1" office:value-type="string">
            <text:p text:style-name="P7"><text:span text:style-name="T7">1</text:span></text:p>
          </table:table-cell>
          <table:table-cell table:style-name="Table2.A1" office:value-type="string">
            <text:p text:style-name="P7"><text:span text:style-name="T7">9</text:span></text:p>
          </table:table-cell>
          <table:table-cell table:style-name="Table2.A1" office:value-type="string">
            <text:p text:style-name="P7"><text:span text:style-name="T7">24</text:span></text:p>
          </table:table-cell>
        </table:table-row>
      </table:table>
      <text:p text:style-name="P3"><text:soft-page-break/></text:p>
      <text:p text:style-name="P1"><text:span text:style-name="T6">Примјер 2:</text:span></text:p>
      <text:p text:style-name="P1"><text:span text:style-name="T7">Улаз:</text:span></text:p>
      <text:p text:style-name="P1"><text:span text:style-name="T7"><text:tab/>&gt; N = 3<text:line-break/><text:tab/>&gt; М = 3 </text:span></text:p>
      <text:p text:style-name="P10"><text:span text:style-name="T7">&gt; 15</text:span></text:p>
      <text:p text:style-name="P10"><text:span text:style-name="T7">&gt; 1</text:span></text:p>
      <text:p text:style-name="P10"><text:span text:style-name="T7">&gt; 2 </text:span></text:p>
      <text:p text:style-name="P10"><text:span text:style-name="T7">&gt; 14<text:line-break/><text:tab/>&gt; 0</text:span></text:p>
      <text:p text:style-name="P10"><text:span text:style-name="T7">&gt; 1</text:span></text:p>
      <text:p text:style-name="P10"><text:span text:style-name="T7">&gt; 16</text:span></text:p>
      <text:p text:style-name="P10"><text:span text:style-name="T7">&gt; 2</text:span></text:p>
      <text:p text:style-name="P10"><text:span text:style-name="T7">&gt; 3<text:line-break/><text:tab/>&gt; k = 1<text:line-break/><text:tab/>&gt; l = 1<text:line-break/></text:span></text:p>
      <text:p text:style-name="P1"><text:span text:style-name="T7">Излаз:</text:span></text:p>
      <text:p text:style-name="P1"><text:span text:style-name="T7"><text:tab/>&gt; Zbir dijagonala je: 3</text:span></text:p>
      <text:p text:style-name="P3"/>
      <text:p text:style-name="P1"><text:span text:style-name="T7">Напомене:</text:span></text:p>
      <text:p text:style-name="P1"><text:span text:style-name="T7">Матрица из претходног примјера је илустрована испод; елемент k = 1 l = 1 (15) је подвучен:</text:span></text:p>
      <table:table table:name="Table3" table:style-name="Table3">
        <table:table-column table:style-name="Table3.A"/>
        <table:table-column table:style-name="Table3.B" table:number-columns-repeated="2"/>
        <text:soft-page-break/>
        <table:table-row table:style-name="Table3.1">
          <table:table-cell table:style-name="Table3.A1" office:value-type="string">
            <text:p text:style-name="P7"><text:span text:style-name="T6">15</text:span></text:p>
          </table:table-cell>
          <table:table-cell table:style-name="Table3.A1" office:value-type="string">
            <text:p text:style-name="P7"><text:span text:style-name="T7">1</text:span></text:p>
          </table:table-cell>
          <table:table-cell table:style-name="Table3.A1" office:value-type="string">
            <text:p text:style-name="P7"><text:span text:style-name="T7">2</text:span></text:p>
          </table:table-cell>
        </table:table-row>
        <table:table-row table:style-name="Table3.1">
          <table:table-cell table:style-name="Table3.A1" office:value-type="string">
            <text:p text:style-name="P7"><text:span text:style-name="T7">14</text:span></text:p>
          </table:table-cell>
          <table:table-cell table:style-name="Table3.A1" office:value-type="string">
            <text:p text:style-name="P7"><text:span text:style-name="T7">0</text:span></text:p>
          </table:table-cell>
          <table:table-cell table:style-name="Table3.A1" office:value-type="string">
            <text:p text:style-name="P7"><text:span text:style-name="T7">1</text:span></text:p>
          </table:table-cell>
        </table:table-row>
        <table:table-row table:style-name="Table3.1">
          <table:table-cell table:style-name="Table3.A1" office:value-type="string">
            <text:p text:style-name="P7"><text:span text:style-name="T7">16</text:span></text:p>
          </table:table-cell>
          <table:table-cell table:style-name="Table3.A1" office:value-type="string">
            <text:p text:style-name="P7"><text:span text:style-name="T7">2</text:span></text:p>
          </table:table-cell>
          <table:table-cell table:style-name="Table3.A1" office:value-type="string">
            <text:p text:style-name="P7"><text:span text:style-name="T7">3</text:span></text:p>
          </table:table-cell>
        </table:table-row>
      </table:table>
      <text:p text:style-name="P3"><text:soft-page-break/></text:p>
      <text:p text:style-name="P1"><text:span text:style-name="T6">Примјер 3:</text:span></text:p>
      <text:p text:style-name="P1"><text:span text:style-name="T7">Улаз:</text:span></text:p>
      <text:p text:style-name="P1"><text:span text:style-name="T7"><text:tab/>&gt; N = 5<text:line-break/><text:tab/>&gt; М = 5 </text:span></text:p>
      <text:p text:style-name="P10"><text:span text:style-name="T7">&gt; 12</text:span></text:p>
      <text:p text:style-name="P10"><text:span text:style-name="T7">&gt; 13</text:span></text:p>
      <text:p text:style-name="P10"><text:span text:style-name="T7">&gt; 0 </text:span></text:p>
      <text:p text:style-name="P10"><text:span text:style-name="T7">&gt; 8<text:line-break/><text:tab/>&gt; 3</text:span></text:p>
      <text:p text:style-name="P10"><text:span text:style-name="T7">&gt; 24</text:span></text:p>
      <text:p text:style-name="P10"><text:span text:style-name="T7">&gt; 21</text:span></text:p>
      <text:p text:style-name="P10"><text:span text:style-name="T7">&gt; 1</text:span></text:p>
      <text:p text:style-name="P10"><text:span text:style-name="T7">&gt; 5<text:line-break/><text:tab/>&gt; 7</text:span></text:p>
      <text:p text:style-name="P10"><text:span text:style-name="T7">&gt; 7</text:span></text:p>
      <text:p text:style-name="P10"><text:span text:style-name="T7">&gt; 4</text:span></text:p>
      <text:p text:style-name="P10"><text:span text:style-name="T7">&gt; 10</text:span></text:p>
      <text:p text:style-name="P10"><text:span text:style-name="T7">&gt; 23</text:span></text:p>
      <text:p text:style-name="P10"><text:span text:style-name="T7">&gt; 15</text:span></text:p>
      <text:p text:style-name="P10"><text:span text:style-name="T7">&gt; 25</text:span></text:p>
      <text:p text:style-name="P10"><text:span text:style-name="T7">&gt; 17</text:span></text:p>
      <text:p text:style-name="P10"><text:span text:style-name="T7">&gt; 22</text:span></text:p>
      <text:p text:style-name="P10"><text:span text:style-name="T7">&gt; 11</text:span></text:p>
      <text:p text:style-name="P10"><text:soft-page-break/><text:span text:style-name="T7">&gt; 16</text:span></text:p>
      <text:p text:style-name="P10"><text:span text:style-name="T7">&gt; 7</text:span></text:p>
      <text:p text:style-name="P10"><text:span text:style-name="T7">&gt; 6</text:span></text:p>
      <text:p text:style-name="P10"><text:span text:style-name="T7">&gt; 19</text:span></text:p>
      <text:p text:style-name="P10"><text:span text:style-name="T7">&gt; 9</text:span></text:p>
      <text:p text:style-name="P10"><text:span text:style-name="T7">&gt; 34</text:span></text:p>
      <text:p text:style-name="P10"><text:span text:style-name="T7">&gt; k = 3<text:line-break/><text:tab/>&gt; l = 4<text:line-break/></text:span></text:p>
      <text:p text:style-name="P1"><text:span text:style-name="T7">Излаз:</text:span></text:p>
      <text:p text:style-name="P1"><text:span text:style-name="T7"><text:tab/>&gt; Zbir dijagonala je: 65</text:span></text:p>
      <text:p text:style-name="P3"/>
      <text:p text:style-name="P1"><text:span text:style-name="T7">Напомене:</text:span></text:p>
      <text:p text:style-name="P1"><text:span text:style-name="T7">Матрица из претходног примјера је илустрована испод; елемент k = 3 l = 4 (22) је подвучен:</text:span></text:p>
      <text:p text:style-name="P3"/>
      <table:table table:name="Table4" table:style-name="Table4">
        <table:table-column table:style-name="Table4.A"/>
        <table:table-column table:style-name="Table4.B" table:number-columns-repeated="4"/>
        <text:soft-page-break/>
        <table:table-row table:style-name="Table4.1">
          <table:table-cell table:style-name="Table4.A1" office:value-type="string">
            <text:p text:style-name="P5"><text:span text:style-name="T7">12</text:span></text:p>
          </table:table-cell>
          <table:table-cell table:style-name="Table4.A1" office:value-type="string">
            <text:p text:style-name="P5"><text:span text:style-name="T7">13</text:span></text:p>
          </table:table-cell>
          <table:table-cell table:style-name="Table4.A1" office:value-type="string">
            <text:p text:style-name="P5"><text:span text:style-name="T7">0</text:span></text:p>
          </table:table-cell>
          <table:table-cell table:style-name="Table4.A1" office:value-type="string">
            <text:p text:style-name="P5"><text:span text:style-name="T7">8</text:span></text:p>
          </table:table-cell>
          <table:table-cell table:style-name="Table4.A1" office:value-type="string">
            <text:p text:style-name="P5"><text:span text:style-name="T7">3</text:span></text:p>
          </table:table-cell>
        </table:table-row>
        <table:table-row table:style-name="Table4.1">
          <table:table-cell table:style-name="Table4.A1" office:value-type="string">
            <text:p text:style-name="P5"><text:span text:style-name="T7">24</text:span></text:p>
          </table:table-cell>
          <table:table-cell table:style-name="Table4.A1" office:value-type="string">
            <text:p text:style-name="P5"><text:span text:style-name="T7">21</text:span></text:p>
          </table:table-cell>
          <table:table-cell table:style-name="Table4.A1" office:value-type="string">
            <text:p text:style-name="P5"><text:span text:style-name="T7">1</text:span></text:p>
          </table:table-cell>
          <table:table-cell table:style-name="Table4.A1" office:value-type="string">
            <text:p text:style-name="P5"><text:span text:style-name="T7">5</text:span></text:p>
          </table:table-cell>
          <table:table-cell table:style-name="Table4.A1" office:value-type="string">
            <text:p text:style-name="P5"><text:span text:style-name="T7">7</text:span></text:p>
          </table:table-cell>
        </table:table-row>
        <table:table-row table:style-name="Table4.1">
          <table:table-cell table:style-name="Table4.A1" office:value-type="string">
            <text:p text:style-name="P5"><text:span text:style-name="T7">7</text:span></text:p>
          </table:table-cell>
          <table:table-cell table:style-name="Table4.A1" office:value-type="string">
            <text:p text:style-name="P5"><text:span text:style-name="T7">4</text:span></text:p>
          </table:table-cell>
          <table:table-cell table:style-name="Table4.A1" office:value-type="string">
            <text:p text:style-name="P5"><text:span text:style-name="T7">10</text:span></text:p>
          </table:table-cell>
          <table:table-cell table:style-name="Table4.A1" office:value-type="string">
            <text:p text:style-name="P5"><text:span text:style-name="T6">23</text:span></text:p>
          </table:table-cell>
          <table:table-cell table:style-name="Table4.A1" office:value-type="string">
            <text:p text:style-name="P5"><text:span text:style-name="T7">15</text:span></text:p>
          </table:table-cell>
        </table:table-row>
        <table:table-row table:style-name="Table4.1">
          <table:table-cell table:style-name="Table4.A1" office:value-type="string">
            <text:p text:style-name="P5"><text:span text:style-name="T7">25</text:span></text:p>
          </table:table-cell>
          <table:table-cell table:style-name="Table4.A1" office:value-type="string">
            <text:p text:style-name="P5"><text:span text:style-name="T7">17</text:span></text:p>
          </table:table-cell>
          <table:table-cell table:style-name="Table4.A1" office:value-type="string">
            <text:p text:style-name="P5"><text:span text:style-name="T7">22</text:span></text:p>
          </table:table-cell>
          <table:table-cell table:style-name="Table4.A1" office:value-type="string">
            <text:p text:style-name="P5"><text:span text:style-name="T7">11</text:span></text:p>
          </table:table-cell>
          <table:table-cell table:style-name="Table4.A1" office:value-type="string">
            <text:p text:style-name="P5"><text:span text:style-name="T7">16</text:span></text:p>
          </table:table-cell>
        </table:table-row>
        <table:table-row table:style-name="Table4.1">
          <table:table-cell table:style-name="Table4.A1" office:value-type="string">
            <text:p text:style-name="P5"><text:span text:style-name="T7">7</text:span></text:p>
          </table:table-cell>
          <table:table-cell table:style-name="Table4.A1" office:value-type="string">
            <text:p text:style-name="P5"><text:span text:style-name="T7">6</text:span></text:p>
          </table:table-cell>
          <table:table-cell table:style-name="Table4.A1" office:value-type="string">
            <text:p text:style-name="P5"><text:span text:style-name="T7">19</text:span></text:p>
          </table:table-cell>
          <table:table-cell table:style-name="Table4.A1" office:value-type="string">
            <text:p text:style-name="P5"><text:span text:style-name="T7">9</text:span></text:p>
          </table:table-cell>
          <table:table-cell table:style-name="Table4.A1" office:value-type="string">
            <text:p text:style-name="P5"><text:span text:style-name="T7">34</text:span></text:p>
          </table:table-cell>
        </table:table-row>
      </table:table>
      <text:p text:style-name="P3"><text:soft-page-break/></text:p>
      <text:p text:style-name="P1"><text:span text:style-name="T6">Примјер 4:</text:span></text:p>
      <text:p text:style-name="P1"><text:span text:style-name="T7">Улаз:</text:span></text:p>
      <text:p text:style-name="P1"><text:span text:style-name="T7"><text:tab/>&gt; N = 4<text:line-break/><text:tab/>&gt; М = 4 </text:span></text:p>
      <text:p text:style-name="P10"><text:span text:style-name="T7">&gt; 12</text:span></text:p>
      <text:p text:style-name="P10"><text:span text:style-name="T7">&gt; 13</text:span></text:p>
      <text:p text:style-name="P10"><text:span text:style-name="T7">&gt; 0 </text:span></text:p>
      <text:p text:style-name="P10"><text:span text:style-name="T7">&gt; 8<text:line-break/><text:tab/>&gt; 24</text:span></text:p>
      <text:p text:style-name="P10"><text:span text:style-name="T7">&gt; 21</text:span></text:p>
      <text:p text:style-name="P10"><text:span text:style-name="T7">&gt; 1</text:span></text:p>
      <text:p text:style-name="P10"><text:span text:style-name="T7">&gt; 5</text:span></text:p>
      <text:p text:style-name="P10"><text:span text:style-name="T7">&gt; 7<text:line-break/><text:tab/>&gt; 4</text:span></text:p>
      <text:p text:style-name="P10"><text:span text:style-name="T7">&gt; 10</text:span></text:p>
      <text:p text:style-name="P10"><text:span text:style-name="T7">&gt; 23</text:span></text:p>
      <text:p text:style-name="P10"><text:span text:style-name="T7">&gt; 25</text:span></text:p>
      <text:p text:style-name="P10"><text:span text:style-name="T7">&gt; 17</text:span></text:p>
      <text:p text:style-name="P10"><text:span text:style-name="T7">&gt; 22</text:span></text:p>
      <text:p text:style-name="P10"><text:span text:style-name="T7">&gt; 11</text:span></text:p>
      <text:p text:style-name="P10"><text:span text:style-name="T7">&gt; k = 2<text:line-break/><text:tab/>&gt; l = 3<text:line-break/></text:span></text:p>
      <text:p text:style-name="P1"><text:span text:style-name="T7">Излаз:</text:span></text:p>
      <text:p text:style-name="P1"><text:span text:style-name="T7"><text:tab/>&gt; Zbir dijagonala je: 73</text:span></text:p>
      <text:p text:style-name="P3"><text:soft-page-break/></text:p>
      <text:p text:style-name="P1"><text:span text:style-name="T7">Напомене:</text:span></text:p>
      <text:p text:style-name="P1"><text:span text:style-name="T7">Матрица из претходног примјера је илустрована испод; елемент k = 2 l = 3 (1) је подвучен:</text:span></text:p>
      <text:p text:style-name="P3"/>
      <text:p text:style-name="P3"/>
      <text:p text:style-name="P3"/>
      <text:p text:style-name="P3"/>
      <text:p text:style-name="P3"/>
      <text:p text:style-name="P4"/>
      <table:table table:name="Table5" table:style-name="Table5">
        <table:table-column table:style-name="Table5.A" table:number-columns-repeated="4"/>
        <text:soft-page-break/>
        <table:table-row table:style-name="Table5.1">
          <table:table-cell table:style-name="Table5.A1" office:value-type="string">
            <text:p text:style-name="P7"><text:span text:style-name="T7">12</text:span></text:p>
          </table:table-cell>
          <table:table-cell table:style-name="Table5.A1" office:value-type="string">
            <text:p text:style-name="P7"><text:span text:style-name="T7">13</text:span></text:p>
          </table:table-cell>
          <table:table-cell table:style-name="Table5.A1" office:value-type="string">
            <text:p text:style-name="P7"><text:span text:style-name="T7">0</text:span></text:p>
          </table:table-cell>
          <table:table-cell table:style-name="Table5.A1" office:value-type="string">
            <text:p text:style-name="P7"><text:span text:style-name="T7">8</text:span></text:p>
          </table:table-cell>
        </table:table-row>
        <table:table-row table:style-name="Table5.1">
          <table:table-cell table:style-name="Table5.A1" office:value-type="string">
            <text:p text:style-name="P7"><text:span text:style-name="T7">24</text:span></text:p>
          </table:table-cell>
          <table:table-cell table:style-name="Table5.A1" office:value-type="string">
            <text:p text:style-name="P7"><text:span text:style-name="T7">21</text:span></text:p>
          </table:table-cell>
          <table:table-cell table:style-name="Table5.A1" office:value-type="string">
            <text:p text:style-name="P7"><text:span text:style-name="T6">1</text:span></text:p>
          </table:table-cell>
          <table:table-cell table:style-name="Table5.A1" office:value-type="string">
            <text:p text:style-name="P7"><text:span text:style-name="T7">5</text:span></text:p>
          </table:table-cell>
        </table:table-row>
        <table:table-row table:style-name="Table5.1">
          <table:table-cell table:style-name="Table5.A1" office:value-type="string">
            <text:p text:style-name="P7"><text:span text:style-name="T7">7</text:span></text:p>
          </table:table-cell>
          <table:table-cell table:style-name="Table5.A1" office:value-type="string">
            <text:p text:style-name="P7"><text:span text:style-name="T7">4</text:span></text:p>
          </table:table-cell>
          <table:table-cell table:style-name="Table5.A1" office:value-type="string">
            <text:p text:style-name="P7"><text:span text:style-name="T7">10</text:span></text:p>
          </table:table-cell>
          <table:table-cell table:style-name="Table5.A1" office:value-type="string">
            <text:p text:style-name="P7"><text:span text:style-name="T7">23</text:span></text:p>
          </table:table-cell>
        </table:table-row>
        <table:table-row table:style-name="Table5.1">
          <table:table-cell table:style-name="Table5.A1" office:value-type="string">
            <text:p text:style-name="P7"><text:span text:style-name="T7">25</text:span></text:p>
          </table:table-cell>
          <table:table-cell table:style-name="Table5.A1" office:value-type="string">
            <text:p text:style-name="P7"><text:span text:style-name="T7">17</text:span></text:p>
          </table:table-cell>
          <table:table-cell table:style-name="Table5.A1" office:value-type="string">
            <text:p text:style-name="P7"><text:span text:style-name="T7">22</text:span></text:p>
          </table:table-cell>
          <table:table-cell table:style-name="Table5.A1" office:value-type="string">
            <text:p text:style-name="P7"><text:span text:style-name="T7">11</text:span></text:p>
          </table:table-cell>
        </table:table-row>
      </table:table>
      <text:p text:style-name="P3"><text:soft-page-break/></text:p>
      <text:p text:style-name="P1"><text:span text:style-name="T6">Примјер 5:</text:span></text:p>
      <text:p text:style-name="P1"><text:span text:style-name="T7">Улаз:</text:span></text:p>
      <text:p text:style-name="P1"><text:span text:style-name="T7"><text:tab/>&gt; N = 5<text:line-break/><text:tab/>&gt; М = 3 </text:span></text:p>
      <text:p text:style-name="P10"><text:span text:style-name="T7">&gt; 12</text:span></text:p>
      <text:p text:style-name="P10"><text:span text:style-name="T7">&gt; 13</text:span></text:p>
      <text:p text:style-name="P10"><text:span text:style-name="T7">&gt; 11 </text:span></text:p>
      <text:p text:style-name="P10"><text:span text:style-name="T7">&gt; 24<text:line-break/><text:tab/>&gt; 23</text:span></text:p>
      <text:p text:style-name="P10"><text:span text:style-name="T7">&gt; 22</text:span></text:p>
      <text:p text:style-name="P10"><text:span text:style-name="T7">&gt; 7</text:span></text:p>
      <text:p text:style-name="P10"><text:span text:style-name="T7">&gt; 4</text:span></text:p>
      <text:p text:style-name="P10"><text:span text:style-name="T7">&gt; 10<text:line-break/><text:tab/>&gt; 25</text:span></text:p>
      <text:p text:style-name="P10"><text:span text:style-name="T7">&gt; 17</text:span></text:p>
      <text:p text:style-name="P10"><text:span text:style-name="T7">&gt; 2</text:span></text:p>
      <text:p text:style-name="P10"><text:span text:style-name="T7">&gt; 17</text:span></text:p>
      <text:p text:style-name="P10"><text:span text:style-name="T7">&gt; 6</text:span></text:p>
      <text:p text:style-name="P10"><text:span text:style-name="T7">&gt; 19</text:span></text:p>
      <text:p text:style-name="P10"><text:span text:style-name="T7">&gt; k = 3</text:span></text:p>
      <text:p text:style-name="P10"><text:span text:style-name="T7">&gt; l = 2<text:line-break/></text:span></text:p>
      <text:p text:style-name="P1"><text:span text:style-name="T7">Излаз:</text:span></text:p>
      <text:p text:style-name="P1"><text:span text:style-name="T7"><text:tab/>&gt; Zbir dijagonala je: 73</text:span></text:p>
      <text:p text:style-name="P3"><text:soft-page-break/></text:p>
      <text:p text:style-name="P1"><text:span text:style-name="T7">Напомене:</text:span></text:p>
      <text:p text:style-name="P1"><text:span text:style-name="T7">Матрица из претходног примјера је илустрована испод; елемент k = 3 l = 2 (4) је подвучен:</text:span></text:p>
      <text:p text:style-name="P4"/>
      <text:p text:style-name="P4"/>
      <table:table table:name="Table6" table:style-name="Table6">
        <table:table-column table:style-name="Table6.A"/>
        <table:table-column table:style-name="Table6.B" table:number-columns-repeated="2"/>
        <text:soft-page-break/>
        <table:table-row table:style-name="Table6.1">
          <table:table-cell table:style-name="Table6.A1" office:value-type="string">
            <text:p text:style-name="P7"><text:span text:style-name="T7">12</text:span></text:p>
          </table:table-cell>
          <table:table-cell table:style-name="Table6.A1" office:value-type="string">
            <text:p text:style-name="P7"><text:span text:style-name="T7">13</text:span></text:p>
          </table:table-cell>
          <table:table-cell table:style-name="Table6.A1" office:value-type="string">
            <text:p text:style-name="P7"><text:span text:style-name="T7">11</text:span></text:p>
          </table:table-cell>
        </table:table-row>
        <table:table-row table:style-name="Table6.1">
          <table:table-cell table:style-name="Table6.A1" office:value-type="string">
            <text:p text:style-name="P7"><text:span text:style-name="T7">24</text:span></text:p>
          </table:table-cell>
          <table:table-cell table:style-name="Table6.A1" office:value-type="string">
            <text:p text:style-name="P7"><text:span text:style-name="T7">23</text:span></text:p>
          </table:table-cell>
          <table:table-cell table:style-name="Table6.A1" office:value-type="string">
            <text:p text:style-name="P7"><text:span text:style-name="T7">22</text:span></text:p>
          </table:table-cell>
        </table:table-row>
        <table:table-row table:style-name="Table6.1">
          <table:table-cell table:style-name="Table6.A1" office:value-type="string">
            <text:p text:style-name="P7"><text:span text:style-name="T7">7</text:span></text:p>
          </table:table-cell>
          <table:table-cell table:style-name="Table6.A1" office:value-type="string">
            <text:p text:style-name="P7"><text:span text:style-name="T6">4</text:span></text:p>
          </table:table-cell>
          <table:table-cell table:style-name="Table6.A1" office:value-type="string">
            <text:p text:style-name="P7"><text:span text:style-name="T7">10</text:span></text:p>
          </table:table-cell>
        </table:table-row>
        <table:table-row table:style-name="Table6.1">
          <table:table-cell table:style-name="Table6.A1" office:value-type="string">
            <text:p text:style-name="P7"><text:span text:style-name="T7">25</text:span></text:p>
          </table:table-cell>
          <table:table-cell table:style-name="Table6.A1" office:value-type="string">
            <text:p text:style-name="P7"><text:span text:style-name="T7">17</text:span></text:p>
          </table:table-cell>
          <table:table-cell table:style-name="Table6.A1" office:value-type="string">
            <text:p text:style-name="P7"><text:span text:style-name="T7">2</text:span></text:p>
          </table:table-cell>
        </table:table-row>
        <table:table-row table:style-name="Table6.1">
          <table:table-cell table:style-name="Table6.A1" office:value-type="string">
            <text:p text:style-name="P7"><text:span text:style-name="T7">17</text:span></text:p>
          </table:table-cell>
          <table:table-cell table:style-name="Table6.A1" office:value-type="string">
            <text:p text:style-name="P7"><text:span text:style-name="T7">6</text:span></text:p>
          </table:table-cell>
          <table:table-cell table:style-name="Table6.A1" office:value-type="string">
            <text:p text:style-name="P7"><text:span text:style-name="T7">19</text:span></text:p>
          </table:table-cell>
        </table:table-row>
      </table:table>
      <text:p text:style-name="P1"><text:soft-page-break/><text:span text:style-name="T6">Примјер 6:</text:span></text:p>
      <text:p text:style-name="P1"><text:span text:style-name="T7">Улаз:</text:span></text:p>
      <text:p text:style-name="P1"><text:span text:style-name="T7"><text:tab/>&gt; N = 3<text:line-break/><text:tab/>&gt; М = 5 </text:span></text:p>
      <text:p text:style-name="P10"><text:span text:style-name="T7">&gt; 12</text:span></text:p>
      <text:p text:style-name="P10"><text:span text:style-name="T7">&gt; 13</text:span></text:p>
      <text:p text:style-name="P10"><text:span text:style-name="T7">&gt; 0 </text:span></text:p>
      <text:p text:style-name="P10"><text:span text:style-name="T7">&gt; 8<text:line-break/><text:tab/>&gt; 3</text:span></text:p>
      <text:p text:style-name="P10"><text:span text:style-name="T7">&gt; 24</text:span></text:p>
      <text:p text:style-name="P10"><text:span text:style-name="T7">&gt; 21</text:span></text:p>
      <text:p text:style-name="P10"><text:span text:style-name="T7">&gt; 1</text:span></text:p>
      <text:p text:style-name="P10"><text:span text:style-name="T7">&gt; 5<text:line-break/><text:tab/>&gt; 7</text:span></text:p>
      <text:p text:style-name="P10"><text:span text:style-name="T7">&gt; 7</text:span></text:p>
      <text:p text:style-name="P10"><text:span text:style-name="T7">&gt; 4</text:span></text:p>
      <text:p text:style-name="P10"><text:span text:style-name="T7">&gt; 10</text:span></text:p>
      <text:p text:style-name="P10"><text:span text:style-name="T7">&gt; 23</text:span></text:p>
      <text:p text:style-name="P10"><text:span text:style-name="T7">&gt; 15</text:span></text:p>
      <text:p text:style-name="P10"><text:span text:style-name="T7">&gt; k = 2</text:span></text:p>
      <text:p text:style-name="P10"><text:span text:style-name="T7">&gt; l = 4<text:line-break/></text:span></text:p>
      <text:p text:style-name="P1"><text:span text:style-name="T7">Излаз:</text:span></text:p>
      <text:p text:style-name="P1"><text:span text:style-name="T7"><text:tab/>&gt; Zbir dijagonala je: 28</text:span></text:p>
      <text:p text:style-name="P3"/>
      <text:p text:style-name="P1"><text:soft-page-break/><text:span text:style-name="T7">Напомене:</text:span></text:p>
      <text:p text:style-name="P1"><text:span text:style-name="T7">Матрица из претходног примјера је илустрована испод; елемент k = 2 l = 4 (5) је подвучен:</text:span></text:p>
      <text:p text:style-name="P3"/>
      <text:p text:style-name="P4"/>
      <table:table table:name="Table7" table:style-name="Table7">
        <table:table-column table:style-name="Table7.A"/>
        <table:table-column table:style-name="Table7.B" table:number-columns-repeated="4"/>
        <text:soft-page-break/>
        <table:table-row table:style-name="Table7.1">
          <table:table-cell table:style-name="Table7.A1" office:value-type="string">
            <text:p text:style-name="P7"><text:span text:style-name="T7">12</text:span></text:p>
          </table:table-cell>
          <table:table-cell table:style-name="Table7.A1" office:value-type="string">
            <text:p text:style-name="P7"><text:span text:style-name="T7">13</text:span></text:p>
          </table:table-cell>
          <table:table-cell table:style-name="Table7.A1" office:value-type="string">
            <text:p text:style-name="P7"><text:span text:style-name="T7">0</text:span></text:p>
          </table:table-cell>
          <table:table-cell table:style-name="Table7.A1" office:value-type="string">
            <text:p text:style-name="P7"><text:span text:style-name="T7">8</text:span></text:p>
          </table:table-cell>
          <table:table-cell table:style-name="Table7.A1" office:value-type="string">
            <text:p text:style-name="P7"><text:span text:style-name="T7">3</text:span></text:p>
          </table:table-cell>
        </table:table-row>
        <table:table-row table:style-name="Table7.1">
          <table:table-cell table:style-name="Table7.A1" office:value-type="string">
            <text:p text:style-name="P7"><text:span text:style-name="T7">24</text:span></text:p>
          </table:table-cell>
          <table:table-cell table:style-name="Table7.A1" office:value-type="string">
            <text:p text:style-name="P7"><text:span text:style-name="T7">21</text:span></text:p>
          </table:table-cell>
          <table:table-cell table:style-name="Table7.A1" office:value-type="string">
            <text:p text:style-name="P7"><text:span text:style-name="T7">1</text:span></text:p>
          </table:table-cell>
          <table:table-cell table:style-name="Table7.A1" office:value-type="string">
            <text:p text:style-name="P7"><text:span text:style-name="T6">5</text:span></text:p>
          </table:table-cell>
          <table:table-cell table:style-name="Table7.A1" office:value-type="string">
            <text:p text:style-name="P7"><text:span text:style-name="T7">7</text:span></text:p>
          </table:table-cell>
        </table:table-row>
        <table:table-row table:style-name="Table7.1">
          <table:table-cell table:style-name="Table7.A1" office:value-type="string">
            <text:p text:style-name="P7"><text:span text:style-name="T7">7</text:span></text:p>
          </table:table-cell>
          <table:table-cell table:style-name="Table7.A1" office:value-type="string">
            <text:p text:style-name="P7"><text:span text:style-name="T7">4</text:span></text:p>
          </table:table-cell>
          <table:table-cell table:style-name="Table7.A1" office:value-type="string">
            <text:p text:style-name="P7"><text:span text:style-name="T7">10</text:span></text:p>
          </table:table-cell>
          <table:table-cell table:style-name="Table7.A1" office:value-type="string">
            <text:p text:style-name="P7"><text:span text:style-name="T7">23</text:span></text:p>
          </table:table-cell>
          <table:table-cell table:style-name="Table7.A1" office:value-type="string">
            <text:p text:style-name="P7"><text:span text:style-name="T7">15</text:span></text:p>
          </table:table-cell>
        </table:table-row>
      </table:table>
      <text:p text:style-name="P4"><text:soft-page-break/></text:p>
      <text:p text:style-name="P3"/>
      <text:p text:style-name="P3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0" meta:object-count="0" meta:page-count="21" meta:paragraph-count="261" meta:word-count="700" meta:character-count="2334" meta:non-whitespace-character-count="1845"/>
    <meta:generator>LibreOfficeDev/5.1.0.3$Linux_X86_64 LibreOffice_project/</meta:generator>
  </office:meta>
</office:document-meta>
</file>